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4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istogram" table:style-name="ta1">
        <table:shapes>
          <draw:frame draw:z-index="0" draw:style-name="gr1" draw:text-style-name="P1" svg:width="458.93pt" svg:height="330.55pt" svg:x="339.51pt" svg:y="27.1pt">
            <loext:p draw:notify-on-update-of-ranges="Histogram.E1:Histogram.E1 Histogram.E2:Histogram.E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Observe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table:formula="of:=COUNTIFS([.A1:.A100];&quot;&gt;=&quot;&amp;[.C2];[.A1:.A100];&quot;&lt;&quot;&amp;[.D2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420" calcext:value-type="float">
            <text:p>1420</text:p>
          </table:table-cell>
          <table:table-cell table:formula="of:=COUNTIFS([.A2:.A101];&quot;&gt;=&quot;&amp;[.C3];[.A2:.A101];&quot;&lt;&quot;&amp;[.D3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1420" calcext:value-type="float">
            <text:p>1420</text:p>
          </table:table-cell>
          <table:table-cell office:value-type="float" office:value="2130" calcext:value-type="float">
            <text:p>2130</text:p>
          </table:table-cell>
          <table:table-cell table:formula="of:=COUNTIFS([.A3:.A102];&quot;&gt;=&quot;&amp;[.C4];[.A3:.A102];&quot;&lt;&quot;&amp;[.D4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2840" calcext:value-type="float">
            <text:p>2840</text:p>
          </table:table-cell>
          <table:table-cell table:formula="of:=COUNTIFS([.A4:.A103];&quot;&gt;=&quot;&amp;[.C5];[.A4:.A103];&quot;&lt;&quot;&amp;[.D5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840" calcext:value-type="float">
            <text:p>2840</text:p>
          </table:table-cell>
          <table:table-cell office:value-type="float" office:value="3550" calcext:value-type="float">
            <text:p>3550</text:p>
          </table:table-cell>
          <table:table-cell table:formula="of:=COUNTIFS([.A5:.A104];&quot;&gt;=&quot;&amp;[.C6];[.A5:.A104];&quot;&lt;&quot;&amp;[.D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3550" calcext:value-type="float">
            <text:p>3550</text:p>
          </table:table-cell>
          <table:table-cell office:value-type="float" office:value="4260" calcext:value-type="float">
            <text:p>4260</text:p>
          </table:table-cell>
          <table:table-cell table:formula="of:=COUNTIFS([.A6:.A105];&quot;&gt;=&quot;&amp;[.C7];[.A6:.A105];&quot;&lt;&quot;&amp;[.D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4260" calcext:value-type="float">
            <text:p>4260</text:p>
          </table:table-cell>
          <table:table-cell office:value-type="float" office:value="5680" calcext:value-type="float">
            <text:p>5680</text:p>
          </table:table-cell>
          <table:table-cell table:formula="of:=COUNTIFS([.A7:.A106];&quot;&gt;=&quot;&amp;[.C8];[.A7:.A106];&quot;&lt;&quot;&amp;[.D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5680" calcext:value-type="float">
            <text:p>5680</text:p>
          </table:table-cell>
          <table:table-cell office:value-type="float" office:value="6390" calcext:value-type="float">
            <text:p>6390</text:p>
          </table:table-cell>
          <table:table-cell table:formula="of:=COUNTIFS([.A8:.A107];&quot;&gt;=&quot;&amp;[.C9];[.A8:.A107];&quot;&lt;&quot;&amp;[.D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6390" calcext:value-type="float">
            <text:p>6390</text:p>
          </table:table-cell>
          <table:table-cell office:value-type="float" office:value="7100" calcext:value-type="float">
            <text:p>7100</text:p>
          </table:table-cell>
          <table:table-cell table:formula="of:=COUNTIFS([.A9:.A108];&quot;&gt;=&quot;&amp;[.C10];[.A9:.A108];&quot;&lt;&quot;&amp;[.D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7810" calcext:value-type="float">
            <text:p>7810</text:p>
          </table:table-cell>
          <table:table-cell table:formula="of:=COUNTIFS([.A10:.A109];&quot;&gt;=&quot;&amp;[.C11];[.A10:.A109];&quot;&lt;&quot;&amp;[.D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COUNTIFS([.A12:.A111];&quot;&gt;=&quot;&amp;[.C13];[.A12:.A111];&quot;&lt;&quot;&amp;[.D13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formula="of:=COUNTIFS([.A13:.A112];&quot;&gt;=&quot;&amp;[.C14];[.A13:.A112];&quot;&lt;&quot;&amp;[.D14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table:formula="of:=COUNTIFS([.A14:.A113];&quot;&gt;=&quot;&amp;[.C15];[.A14:.A113];&quot;&lt;&quot;&amp;[.D15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3200" calcext:value-type="float">
            <text:p>3200</text:p>
          </table:table-cell>
          <table:table-cell table:formula="of:=COUNTIFS([.A15:.A114];&quot;&gt;=&quot;&amp;[.C16];[.A15:.A114];&quot;&lt;&quot;&amp;[.D16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COUNTIFS([.A16:.A115];&quot;&gt;=&quot;&amp;[.C17];[.A16:.A115];&quot;&lt;&quot;&amp;[.D1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table:formula="of:=COUNTIFS([.A17:.A116];&quot;&gt;=&quot;&amp;[.C18];[.A17:.A116];&quot;&lt;&quot;&amp;[.D1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5600" calcext:value-type="float">
            <text:p>5600</text:p>
          </table:table-cell>
          <table:table-cell table:formula="of:=COUNTIFS([.A18:.A117];&quot;&gt;=&quot;&amp;[.C19];[.A18:.A117];&quot;&lt;&quot;&amp;[.D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6400" calcext:value-type="float">
            <text:p>6400</text:p>
          </table:table-cell>
          <table:table-cell table:formula="of:=COUNTIFS([.A19:.A118];&quot;&gt;=&quot;&amp;[.C20];[.A19:.A118];&quot;&lt;&quot;&amp;[.D2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7200" calcext:value-type="float">
            <text:p>7200</text:p>
          </table:table-cell>
          <table:table-cell table:formula="of:=COUNTIFS([.A20:.A119];&quot;&gt;=&quot;&amp;[.C21];[.A20:.A119];&quot;&lt;&quot;&amp;[.D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8000" calcext:value-type="float">
            <text:p>8000</text:p>
          </table:table-cell>
          <table:table-cell table:formula="of:=COUNTIFS([.A21:.A120];&quot;&gt;=&quot;&amp;[.C22];[.A21:.A120];&quot;&lt;&quot;&amp;[.D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</table:table>
      <table:table table:name="QQPlot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Compute inversio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5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5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5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5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5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5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5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5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5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5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5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5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5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5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5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5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5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5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5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5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5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5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5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5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5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5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5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5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5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5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5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5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5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5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5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5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5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5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5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5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5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5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5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5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5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5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5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5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5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5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5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5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5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5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5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Histogram.A1:Histogram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1:24:59.015246728</meta:creation-date>
    <dc:date>2017-10-31T11:57:31.773006176</dc:date>
    <meta:editing-duration>PT6M41S</meta:editing-duration>
    <meta:editing-cycles>1</meta:editing-cycles>
    <meta:document-statistic meta:table-count="2" meta:cell-count="264" meta:object-count="1"/>
    <meta:generator>LibreOffice/5.3.6.1$Linux_X86_64 LibreOffice_project/3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191cm" svg:height="11.662cm" xlink:href=".." xlink:type="simple" chart:class="chart:bar" chart:style-name="ch1">
        <chart:legend chart:legend-position="end" svg:x="13.954cm" svg:y="5.558cm" style:legend-expansion="high" chart:style-name="ch2"/>
        <chart:plot-area chart:style-name="ch3" table:cell-range-address="Histogram.E1:Histogram.E11" chart:data-source-has-labels="row" svg:x="1.14cm" svg:y="0.435cm" svg:width="11.861cm" svg:height="10.918cm">
          <chartooo:coordinate-region svg:x="1.761cm" svg:y="0.608cm" svg:width="11.24cm" svg:height="10.1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istogram.E2:Histogram.E11" chart:label-cell-address="Histogram.E1:Histogram.E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served</text:p>
                <draw:g>
                  <svg:desc>Histogram.E1:Histogram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Histogram.E2:Histogram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